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91000003597699DC145B17185B.jpg" manifest:media-type="image/jpeg"/>
  <manifest:file-entry manifest:full-path="Pictures/10000000000006D7000003A6BBD4FCB8EF69A87D.jpg" manifest:media-type="image/jpeg"/>
  <manifest:file-entry manifest:full-path="Pictures/10000000000001980000067FF48C89A71FDE7C74.jpg" manifest:media-type="image/jpeg"/>
  <manifest:file-entry manifest:full-path="Pictures/10000000000002D50000067FC6ECD7DE47FD61DE.jpg" manifest:media-type="image/jpeg"/>
  <manifest:file-entry manifest:full-path="Pictures/1000000000000B8B0000067F99EA8CB6DC1E784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ato Black1" svg:font-family="'Lato Black'" style:font-pitch="variable"/>
    <style:font-face style:name="Lato1" svg:font-family="Lato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pitch="variable"/>
    <style:font-face style:name="Nimbus Sans3" svg:font-family="'Nimbus Sans'" style:font-family-generic="system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16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ax-height="0cm" fo:min-height="0cm" draw:shadow="hidden"/>
    </style:style>
    <style:style style:name="pr1" style:family="presentation" style:parent-style-name="Title-title">
      <style:graphic-properties fo:min-height="6.919cm"/>
      <style:paragraph-properties style:writing-mode="lr-tb"/>
    </style:style>
    <style:style style:name="pr2" style:family="presentation" style:parent-style-name="Title-subtitle">
      <style:graphic-properties fo:min-height="4.281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hree_20_Bullets-title">
      <style:graphic-properties fo:min-height="3.46cm"/>
      <style:paragraph-properties style:writing-mode="lr-tb"/>
    </style:style>
    <style:style style:name="pr5" style:family="presentation" style:parent-style-name="Three_20_Bullets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One_20_Bullet-title">
      <style:graphic-properties draw:auto-grow-height="true" fo:min-height="1.923cm"/>
      <style:paragraph-properties style:writing-mode="lr-tb"/>
    </style:style>
    <style:style style:name="pr7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Noto Sans2"/>
    </style:style>
    <style:style style:name="P3" style:family="paragraph">
      <style:paragraph-properties fo:line-height="115%" fo:text-align="start"/>
    </style:style>
    <style:style style:name="P4" style:family="paragraph">
      <style:paragraph-properties fo:line-height="115%" fo:text-align="start" style:writing-mode="lr-tb"/>
      <style:text-properties style:font-name="Noto Sans2"/>
    </style:style>
    <style:style style:name="P5" style:family="paragraph">
      <loext:graphic-properties draw:fill="none"/>
      <style:paragraph-properties fo:text-align="center"/>
      <style:text-properties style:font-name="Noto Sans2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666666" loext:opacity="100%" loext:color-lum-mod="100%" loext:color-lum-off="0%" style:font-name="Noto Sans2" fo:font-size="28pt" fo:font-weight="bold" style:font-size-asian="28pt" style:font-size-complex="28pt"/>
    </style:style>
    <style:style style:name="P9" style:family="paragraph">
      <style:paragraph-properties fo:text-align="start" style:writing-mode="lr-tb"/>
      <style:text-properties fo:color="#ffffff" loext:opacity="100%" loext:color-lum-mod="100%" loext:color-lum-off="0%" style:font-name="Noto Sans2" fo:font-size="72pt" fo:font-weight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 style:writing-mode="lr-tb"/>
      <style:text-properties fo:color="#ffffff" loext:opacity="100%" loext:color-lum-mod="100%" loext:color-lum-off="0%" style:font-name="Noto Sans2" fo:font-size="40pt" fo:font-weight="bold" style:font-size-asian="32pt" style:font-weight-asian="normal" style:font-size-complex="32pt" style:font-weight-complex="normal"/>
    </style:style>
    <style:style style:name="P12" style:family="paragraph">
      <style:paragraph-properties fo:line-height="115%" fo:text-align="center"/>
    </style:style>
    <style:style style:name="P13" style:family="paragraph">
      <loext:graphic-properties draw:fill="none" draw:fill-color="#ffffff"/>
      <style:paragraph-properties fo:line-height="115%" fo:text-align="center" style:writing-mode="lr-tb"/>
      <style:text-properties fo:color="#ffffff" loext:opacity="100%" loext:color-lum-mod="100%" loext:color-lum-off="0%" style:font-name="Noto Sans2" fo:font-size="16pt" style:font-size-asian="16pt" style:font-size-complex="16pt"/>
    </style:style>
    <style:style style:name="P14" style:family="paragraph">
      <loext:graphic-properties draw:fill="solid" draw:fill-color="#ffffff"/>
      <style:paragraph-properties fo:text-align="center" style:writing-mode="lr-tb"/>
      <style:text-properties style:font-name="Noto Sans2"/>
    </style:style>
    <style:style style:name="T1" style:family="text">
      <style:text-properties fo:color="#ffffff" loext:opacity="100%" style:font-name="Noto Sans2" fo:font-size="72pt" fo:font-style="normal" fo:font-weight="900" fo:background-color="transparent"/>
    </style:style>
    <style:style style:name="T2" style:family="text">
      <style:text-properties fo:color="#ffffff" loext:opacity="100%" style:font-name="Noto Sans2" fo:font-size="22pt"/>
    </style:style>
    <style:style style:name="T3" style:family="text">
      <style:text-properties fo:color="#666666" loext:opacity="100%" style:font-name="Noto Sans2" fo:font-size="24pt" fo:font-weight="bold" style:font-size-asian="24pt" style:font-size-complex="24pt"/>
    </style:style>
    <style:style style:name="T4" style:family="text">
      <style:text-properties fo:color="#ffffff" loext:opacity="100%" style:font-name="Noto Sans2" fo:font-size="72pt" fo:font-weight="bold"/>
    </style:style>
    <style:style style:name="T5" style:family="text">
      <style:text-properties fo:color="#ffffff" loext:opacity="100%" style:font-name="Noto Sans2" fo:font-size="40pt" fo:font-weight="bold" style:font-size-asian="32pt" style:font-weight-asian="normal" style:font-size-complex="32pt" style:font-weight-complex="normal"/>
    </style:style>
    <style:style style:name="T6" style:family="text">
      <style:text-properties fo:color="#ffffff" loext:opacity="100%" style:font-name="Noto Sans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presentation:style-name="pr1" draw:text-style-name="P2" draw:layer="layout" svg:width="24.833cm" svg:height="6.919cm" svg:x="2.399cm" svg:y="1.606cm" presentation:class="title" presentation:user-transformed="true">
          <draw:text-box>
            <text:p text:style-name="P1"><text:span text:style-name="T1">Micr</text:span><text:span text:style-name="T1">osof</text:span><text:span text:style-name="T1">t</text:span><text:span text:style-name="T1"><text:line-break/></text:span><text:span text:style-name="T1">For</text:span><text:span text:style-name="T1">ms</text:span></text:p>
          </draw:text-box>
        </draw:frame>
        <draw:frame presentation:style-name="pr2" draw:text-style-name="P4" draw:layer="layout" svg:width="19.298cm" svg:height="4.281cm" svg:x="2.269cm" svg:y="9.676cm" presentation:class="subtitle" presentation:user-transformed="true">
          <draw:text-box>
            <text:p text:style-name="P3"><text:span text:style-name="T2">Les questionnaires, </text:span><text:span text:style-name="T2">types de questions</text:span></text:p>
            <text:p text:style-name="P3"><text:span text:style-name="T2">Et comment </text:span><text:span text:style-name="T2">partager l’examen</text:span></text:p>
          </draw:text-box>
        </draw:frame>
        <draw:line draw:style-name="gr1" draw:text-style-name="P5" draw:layer="layout" svg:x1="2.34cm" svg:y1="8.906cm" svg:x2="20.374cm" svg:y2="8.906cm">
          <text:p/>
        </draw:line>
        <anim:par presentation:node-type="timing-root">
          <anim:par smil:begin="id1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hree_20_Bullets" presentation:presentation-page-layout-name="AL2T19" xml:id="id2" draw:id="id2">
        <office:forms form:automatic-focus="false" form:apply-design-mode="false"/>
        <draw:frame draw:style-name="gr3" draw:text-style-name="P8" draw:layer="layout" svg:width="7.618cm" svg:height="2.223cm" svg:x="1.484cm" svg:y="8.5cm">
          <draw:text-box>
            <text:p text:style-name="P7"><text:span text:style-name="T3">Créer un questionnaire</text:span></text:p>
          </draw:text-box>
        </draw:frame>
        <draw:frame draw:style-name="gr3" draw:text-style-name="P8" draw:layer="layout" svg:width="7.62cm" svg:height="2.223cm" svg:x="10.428cm" svg:y="8.573cm">
          <draw:text-box>
            <text:p text:style-name="P7"><text:span text:style-name="T3">Ajouter des questions</text:span></text:p>
          </draw:text-box>
        </draw:frame>
        <draw:frame draw:style-name="gr3" draw:text-style-name="P8" draw:layer="layout" svg:width="7.618cm" svg:height="2.223cm" svg:x="19.382cm" svg:y="8.612cm">
          <draw:text-box>
            <text:p text:style-name="P7"><text:span text:style-name="T3">Partager le quiz</text:span></text:p>
          </draw:text-box>
        </draw:frame>
        <draw:frame presentation:style-name="pr4" draw:text-style-name="P9" draw:layer="layout" svg:width="25.19cm" svg:height="3.46cm" svg:x="1.399cm" svg:y="1.613cm" presentation:class="title" presentation:user-transformed="true">
          <draw:text-box>
            <text:p text:style-name="P1"><text:span text:style-name="T4">Conclusion</text:span></text:p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One_20_Bullet" presentation:presentation-page-layout-name="AL3T1" xml:id="id3" draw:id="id3">
        <office:forms form:automatic-focus="false" form:apply-design-mode="false"/>
        <draw:frame presentation:style-name="pr6" draw:text-style-name="P11" draw:layer="layout" svg:width="10.789cm" svg:height="1.923cm" svg:x="8.601cm" svg:y="7.017cm" presentation:class="title" presentation:user-transformed="true">
          <draw:text-box>
            <text:p text:style-name="P7"><text:span text:style-name="T5">Merci!</text:span></text:p>
          </draw:text-box>
        </draw:frame>
        <draw:frame draw:style-name="gr4" draw:text-style-name="P13" draw:layer="layout" svg:width="14.5cm" svg:height="5.066cm" svg:x="6.5cm" svg:y="8.934cm">
          <draw:text-box>
            <text:p text:style-name="P12"><text:span text:style-name="T6">Si vous avez des questions, n’hésitez pas à contacter votre technicien au SDPI!</text:span></text:p>
          </draw:text-box>
        </draw:frame>
        <draw:path draw:style-name="gr5" draw:text-style-name="P14" draw:layer="layout" svg:width="5.335cm" svg:height="4.127cm" svg:x="11.327cm" svg:y="2.428cm" svg:viewBox="0 0 5336 4128" svg:d="M0 2670c0-66 22-116 66-151 34-37 84-56 150-56h513c59 0 109 19 148 59 39 39 59 88 59 148 0 59-21 109-62 150-40 41-89 61-145 61h-513c-59 0-110-20-153-61-42-41-63-91-63-150zM226 3917c0-57 22-107 66-151 40-37 90-56 150-56h4457c59 0 109 19 150 59 41 39 61 87 61 145s-20 108-61 151c-41 42-91 63-150 63h-4457c-60 0-111-20-153-61s-63-91-63-150zM729 936c0-63 19-112 56-146 41-44 91-66 151-66 59 0 109 22 150 66l353 357c44 41 66 89 66 146 0 62-20 113-59 153-39 39-89 58-148 58-54 0-102-20-146-61l-367-357c-37-34-56-85-56-150zM1363 2671c0 213 44 404 132 574 6 21 27 32 61 32h405c19 0 31-5 35-16 5-11 0-24-16-40-132-160-197-343-197-550 0-245 87-453 263-624 175-171 384-256 625-256 245 0 452 85 623 256s256 379 256 624c0 210-64 393-193 550-9 16-14 25-14 28 0 6 3 13 7 19 5 6 14 9 26 9h413c22 0 40-11 52-32 91-173 136-364 136-574 0-236-59-453-176-654-118-201-277-360-477-477-201-118-419-177-654-177s-453 59-653 177c-201 117-360 276-477 477-118 201-177 418-177 654zM2460 729v-513c0-59 20-110 61-152 40-43 90-64 148-64s109 21 152 64c44 42 66 93 66 152v513c0 59-22 110-66 152-43 43-94 64-152 64s-108-21-148-64c-41-42-61-93-61-152zM3836 1293c0-60 21-108 62-146l352-357c41-44 91-66 151-66 62 0 113 20 152 61s59 91 59 151c0 62-17 113-52 150l-371 357c-41 38-89 57-146 57-62 0-112-19-150-57-38-37-57-87-57-150zM4405 2670c0-66 21-116 61-151 35-37 82-56 141-56h513c59 0 110 19 152 59 43 39 64 88 64 148 0 59-21 109-64 150-42 41-93 61-152 61h-513c-56 0-104-20-143-61s-59-91-59-150z">
          <text:p/>
        </draw:path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ato Black1" svg:font-family="'Lato Black'" style:font-pitch="variable"/>
    <style:font-face style:name="Lato1" svg:font-family="Lato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pitch="variable"/>
    <style:font-face style:name="Nimbus Sans3" svg:font-family="'Nimbus Sans'" style:font-family-generic="system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1" fo:font-size="24pt" fo:language="en" fo:country="CA" style:font-name-asian="Cantarell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Nimbus Sans" fo:font-family="'Nimbus Sans'" style:font-family-generic="roman" style:font-pitch="variable" fo:font-size="18pt" style:letter-kerning="true" style:font-name-asian="Nimbus Sans3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loext:color-lum-mod="100%" loext:color-lum-off="0%" style:text-outline="false" style:text-line-through-style="none" style:text-line-through-type="none" style:text-position="0% 100%" style:font-name="Noto Sans2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2"/>
    </style:style>
    <style:style style:name="MP6" style:family="paragraph">
      <style:paragraph-properties style:writing-mode="lr-tb"/>
      <style:text-properties style:font-name="Noto Sans2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2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2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2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2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2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2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2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loext:color-lum-mod="100%" loext:color-lum-off="0%" style:font-name="Noto Sans2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loext:color-lum-mod="100%" loext:color-lum-off="0%" style:font-name="Noto Sans2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3"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3"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reshes</dc:title>
    <meta:generator>LibreOffice/7.4.4.2$Linux_X86_64 LibreOffice_project/40$Build-2</meta:generator>
    <meta:creation-date>2023-02-03T19:48:14.642396541</meta:creation-date>
    <meta:editing-duration>PT1H47M24S</meta:editing-duration>
    <meta:editing-cycles>3</meta:editing-cycles>
    <dc:date>2023-02-04T17:26:37.288373532</dc:date>
    <meta:document-statistic meta:object-count="157"/>
    <meta:template xlink:type="simple" xlink:actuate="onRequest" xlink:title="Freshes" xlink:href="../../../../../usr/lib/libreoffice/share/template/common/presnt/Freshes.otp" meta:date="2023-02-03T19:48:13.475788514"/>
  </office:meta>
</office:document-meta>
</file>